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b845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277533" officeooo:paragraph-rsid="002775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296570" officeooo:paragraph-rsid="0029657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normal" officeooo:rsid="002b0e4b" officeooo:paragraph-rsid="002b0e4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bold" officeooo:rsid="00277533" officeooo:paragraph-rsid="0027753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bold" officeooo:rsid="00277533" officeooo:paragraph-rsid="00296570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fo:font-style="normal" fo:font-weight="bold" officeooo:rsid="002b0e4b" officeooo:paragraph-rsid="002b0e4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bb84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0a6e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 Serif" fo:font-size="21pt" officeooo:rsid="0010a6e0" officeooo:paragraph-rsid="0010a6e0" style:font-size-asian="18.3500003814697pt" style:font-size-complex="21pt"/>
    </style:style>
    <style:style style:name="T1" style:family="text">
      <style:text-properties officeooo:rsid="001b3b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277533" style:font-style-asian="normal" style:font-style-complex="normal"/>
    </style:style>
    <style:style style:name="T4" style:family="text">
      <style:text-properties officeooo:rsid="00277533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weight="normal" officeooo:rsid="00277533" style:font-weight-asian="normal" style:font-weight-complex="normal"/>
    </style:style>
    <style:style style:name="T7" style:family="text">
      <style:text-properties style:font-name="Liberation Sans Serif"/>
    </style:style>
    <style:style style:name="T8" style:family="text">
      <style:text-properties style:font-name="Liberation Sans Serif" fo:font-weight="normal" officeooo:rsid="00277533" style:font-weight-asian="normal" style:font-weight-complex="normal"/>
    </style:style>
    <style:style style:name="T9" style:family="text">
      <style:text-properties style:font-name="Liberation Sans Serif" officeooo:rsid="0027753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96570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upercomputação, 2024-2</text:p>
      <text:p text:style-name="P11"/>
      <text:p text:style-name="P11">Atividade <text:span text:style-name="T4">9</text:span></text:p>
      <text:p text:style-name="P12"/>
      <text:p text:style-name="P9">Jerônimo de Abreu Afrange</text:p>
      <text:p text:style-name="P9"/>
      <text:p text:style-name="P10">Resumo e resultados</text:p>
      <text:p text:style-name="P9"/>
      <text:p text:style-name="P1"><text:tab/>Na atividade <text:span text:style-name="T4">9</text:span>, <text:span text:style-name="T1">foi feita a comparação entre </text:span><text:span text:style-name="T3">duas novas heurísitcas para a resolução do problema da mochila binária: a heurística do mais caro e a heurística do mais leve. A primeira prioriza a inclusão dos itens mais caros e a segunda dos itens mais leves.</text:span></text:p>
      <text:p text:style-name="P1"><text:span text:style-name="T3"><text:tab/></text:span></text:p>
      <text:p text:style-name="P5">Questão 1</text:p>
      <text:p text:style-name="P5"/>
      <text:p text:style-name="P2"><text:tab/><text:span text:style-name="T10">Compare esta heurística (do mais leve) com a da seção anterior (do mais caro) levando em conta a complexidade computacional.</text:span></text:p>
      <text:p text:style-name="P2"/>
      <text:p text:style-name="P2"><text:tab/>As duas heurísticas funcionam exatamente da mesma forma, ordenação dos itens pelo peso ou pelo valor e inclusão destes nestaa ordem na mochila, se couberem. Considerando que, de acordo com o <text:span text:style-name="T2">handout, </text:span>a complexidade do algoritmo da heurística do mais caro é <text:span text:style-name="T5">O(nlog(n))</text:span><text:span text:style-name="T7">, portanto, a complexidade do algoritmo da heurística do mais leve também é.</text:span></text:p>
      <text:p text:style-name="P2"/>
      <text:p text:style-name="P5">Questão 2</text:p>
      <text:p text:style-name="P5"/>
      <text:p text:style-name="P5"><text:tab/>Quais partes do programa da heurística anterior (do mais caro) podem ser aproveitadas para implementar a descrita acima (do mais leve)?</text:p>
      <text:p text:style-name="P5"/>
      <text:p text:style-name="P2"><text:tab/>Todas, basta ordenar os itens pelo peso de forma crescente, ao invés de pelo valor de forma decrescente.</text:p>
      <text:p text:style-name="P2"/>
      <text:p text:style-name="P5">Questão 3</text:p>
      <text:p text:style-name="P5"/>
      <text:p text:style-name="P5"><text:tab/>Crie uma entrada em que a heurística do mais <text:span text:style-name="T11">valioso</text:span> seja muito melhor que a do mais <text:span text:style-name="T11">leve</text:span>. Coloque no relatório as saídas de cada programa.</text:p>
      <text:p text:style-name="P5"/>
      <text:p text:style-name="P3"><text:soft-page-break/>Entrada:</text:p>
      <text:p text:style-name="P3"><text:tab/>Número de itens: <text:tab/><text:tab/>2</text:p>
      <text:p text:style-name="P3"><text:tab/>Capacidade da mochila: <text:tab/>50</text:p>
      <text:p text:style-name="P3"><text:tab/>Itens (peso, valor):</text:p>
      <text:p text:style-name="P3"><text:tab/><text:tab/>10<text:tab/>1</text:p>
      <text:p text:style-name="P3"><text:tab/><text:tab/>50<text:tab/>100</text:p>
      <text:p text:style-name="P3"/>
      <text:p text:style-name="P3">Solução mais caro:</text:p>
      <text:p text:style-name="P3"><text:tab/>Solução: <text:tab/>0 1</text:p>
      <text:p text:style-name="P3"><text:tab/>Valor:<text:tab/>100</text:p>
      <text:p text:style-name="P3"><text:tab/>Peso:<text:tab/>50</text:p>
      <text:p text:style-name="P3"/>
      <text:p text:style-name="P3">Solução mais leve:</text:p>
      <text:p text:style-name="P3"><text:tab/>Solução:<text:tab/>1 0</text:p>
      <text:p text:style-name="P3"><text:tab/>Valor<text:tab/>:<text:tab/>1</text:p>
      <text:p text:style-name="P3"><text:tab/>Peso:<text:tab/>10</text:p>
      <text:p text:style-name="P3"/>
      <text:p text:style-name="P6">Questão <text:span text:style-name="T11">4</text:span></text:p>
      <text:p text:style-name="P6"/>
      <text:p text:style-name="P6"><text:tab/>Crie uma entrada em que a heurística do mais leve seja muito melhor que a do mais valioso. Coloque no relatório as saídas de cada programa.</text:p>
      <text:p text:style-name="P6"/>
      <text:p text:style-name="P3">Entrada:</text:p>
      <text:p text:style-name="P3"><text:tab/>Número de itens: <text:tab/><text:tab/>2</text:p>
      <text:p text:style-name="P3"><text:tab/>Capacidade da mochila: <text:tab/>50</text:p>
      <text:p text:style-name="P3"><text:tab/>Itens (peso, valor):</text:p>
      <text:p text:style-name="P3"><text:tab/><text:tab/>10<text:tab/>100</text:p>
      <text:p text:style-name="P3"><text:tab/><text:tab/>50<text:tab/>1</text:p>
      <text:p text:style-name="P3"/>
      <text:p text:style-name="P3">Solução mais caro:</text:p>
      <text:p text:style-name="P3"><text:tab/>Solução: <text:tab/>0 1</text:p>
      <text:p text:style-name="P3"><text:tab/>Valor:<text:tab/>1</text:p>
      <text:p text:style-name="P3"><text:tab/>Peso:<text:tab/>50</text:p>
      <text:p text:style-name="P3"/>
      <text:p text:style-name="P3">Solução mais leve:</text:p>
      <text:p text:style-name="P3"><text:tab/>Solução:<text:tab/>1 0</text:p>
      <text:p text:style-name="P3"><text:tab/>Valor<text:tab/>:<text:tab/>100</text:p>
      <text:p text:style-name="P3"><text:tab/>Peso:<text:tab/>10</text:p>
      <text:p text:style-name="P3"/>
      <text:p text:style-name="P7">Questão 5</text:p>
      <text:p text:style-name="P7"/>
      <text:p text:style-name="P7"><text:tab/>Com base nas respostas acima, em quais situações a heurística do mais valioso é melhor?</text:p>
      <text:p text:style-name="P4"><text:soft-page-break/><text:tab/>Com base nas respostas anteriores, pode-se concluir que a heurísitca do mais valioso é melhor quando os itens mais leves são muito menos valiosos que os mais pesados.</text:p>
      <text:p text:style-name="P4"/>
      <text:p text:style-name="P7">Questão 6</text:p>
      <text:p text:style-name="P7"><text:tab/></text:p>
      <text:p text:style-name="P7"><text:tab/>Com base nas respostas acima, em quais situações a heurística do mais leve é melhor?</text:p>
      <text:p text:style-name="P7"/>
      <text:p text:style-name="P7"><text:tab/><text:span text:style-name="T12">Com base nas respostas anteriores, pode-se concluir que a heurística do mais leve é melhor quando os itens mais pesados são muito menos valiosos que os mais leves.</text:span></text:p>
      <text:p text:style-name="P7"><text:span text:style-name="T12"/></text:p>
      <text:p text:style-name="P7">Questão 7</text:p>
      <text:p text:style-name="P7"/>
      <text:p text:style-name="P7"><text:tab/>Qual a complexidade computacional das abordagens?</text:p>
      <text:p text:style-name="P7"/>
      <text:p text:style-name="P7"><text:tab/><text:span text:style-name="T12">A complexidade computacional de ambas as abordagens, como já discutido, é </text:span><text:span text:style-name="T6">O(nlog(n))</text:span><text:span text:style-name="T8">.</text:span></text:p>
      <text:p text:style-name="P7"><text:span text:style-name="T8"/></text:p>
      <text:p text:style-name="P7"><text:span text:style-name="T9">Q</text:span><text:span text:style-name="T7">uestão 8</text:span></text:p>
      <text:p text:style-name="P7"/>
      <text:p text:style-name="P7"><text:tab/>Quando uma é melhor que a outra?</text:p>
      <text:p text:style-name="P7"/>
      <text:p text:style-name="P7"><text:tab/><text:span text:style-name="T12">A priori, nenhuma parece ser invariavelmente melhor que a outra. Talvez com algumas estatísticas básicas sobre o conjunto de itens possa ser possível prever qual das heurísticas terá um resultado melhor.</text:span></text:p>
      <text:p text:style-name="P7"><text:span text:style-name="T12"/></text:p>
      <text:p text:style-name="P7">Questão 9</text:p>
      <text:p text:style-name="P7"/>
      <text:p text:style-name="P7"><text:tab/>Alguma consegue obter o melhor valor possível?</text:p>
      <text:p text:style-name="P7"/>
      <text:p text:style-name="P4"><text:tab/>Ambas conseguem obter o melhor valor possível, no entanto, não existe garantia alguma e não é possível saber se obtivermos ou não o melhor resultado. Até mesmo para verificar isso seria necessário uma busca exaustiv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9-18T17:49:21.719635292</dc:date>
    <meta:editing-duration>PT1H42M4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499" meta:character-count="2937" meta:non-whitespace-character-count="2443"/>
  </office:meta>
</office:document-meta>
</file>